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F000000FF94B4415C.jpg"/>
  <manifest:file-entry manifest:media-type="image/png" manifest:full-path="Pictures/100002010000090B0000090B653CFD17.png"/>
  <manifest:file-entry manifest:media-type="image/jpeg" manifest:full-path="Pictures/10000000000004B00000024A7507A496.jpg"/>
  <manifest:file-entry manifest:media-type="image/jpeg" manifest:full-path="Pictures/10000000000000BC000000C85DDBE2F1.jpg"/>
  <manifest:file-entry manifest:media-type="image/jpeg" manifest:full-path="Pictures/10000000000002580000024A93C5F0BD.jpg"/>
  <manifest:file-entry manifest:media-type="image/jpeg" manifest:full-path="Pictures/10000000000000C8000000C819FC69C0.jpg"/>
  <manifest:file-entry manifest:media-type="image/jpeg" manifest:full-path="Pictures/10000000000004B00000057E9B8D1E96.jpg"/>
  <manifest:file-entry manifest:media-type="image/jpeg" manifest:full-path="Pictures/10000000000004B000000531680645AF.jpg"/>
  <manifest:file-entry manifest:media-type="image/jpeg" manifest:full-path="Pictures/10000000000004B0000004B00405ADB3.jpg"/>
  <manifest:file-entry manifest:media-type="image/png" manifest:full-path="Pictures/10000000000002E8000003311B34741D.png"/>
  <manifest:file-entry manifest:media-type="image/jpeg" manifest:full-path="Pictures/10000000000004B0000003321B7746EF.jpg"/>
  <manifest:file-entry manifest:media-type="image/jpeg" manifest:full-path="Pictures/10000000000000C8000000FC9CACCB6F.jpg"/>
  <manifest:file-entry manifest:media-type="image/jpeg" manifest:full-path="Pictures/10000000000004B0000004B0FC54850F.jpg"/>
  <manifest:file-entry manifest:media-type="image/jpeg" manifest:full-path="Pictures/10000000000000FF000000FF695107A8.jpg"/>
  <manifest:file-entry manifest:media-type="image/jpeg" manifest:full-path="Pictures/1000000000000267000002ECC25E4E26.jpg"/>
  <manifest:file-entry manifest:media-type="image/jpeg" manifest:full-path="Pictures/10000000000004B00000079CE7799DD7.jpg"/>
  <manifest:file-entry manifest:media-type="image/jpeg" manifest:full-path="Pictures/10000000000004B0000004B013763AB6.jpg"/>
  <manifest:file-entry manifest:media-type="image/jpeg" manifest:full-path="Pictures/100000000000028000000280BE9A2FD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>
            <draw:frame table:end-cell-address="Tabelle1.G2" table:end-x="0.493cm" table:end-y="0.35cm" draw:z-index="23" draw:name="Grafik 1" draw:style-name="gr1" draw:text-style-name="P1" svg:width="0.5cm" svg:height="0.35cm" svg:x="0.54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2cm" table:end-y="0.35cm" draw:z-index="24" draw:name="Grafik 1" draw:style-name="gr1" draw:text-style-name="P1" svg:width="0.5cm" svg:height="0.35cm" svg:x="0.5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cm" table:end-y="0.35cm" draw:z-index="25" draw:name="Grafik 1" draw:style-name="gr1" draw:text-style-name="P1" svg:width="0.5cm" svg:height="0.35cm" svg:x="0.53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cm" table:end-y="0.35cm" draw:z-index="26" draw:name="Grafik 1" draw:style-name="gr1" draw:text-style-name="P1" svg:width="0.5cm" svg:height="0.35cm" svg:x="0.53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89cm" table:end-y="0.35cm" draw:z-index="27" draw:name="Grafik 1" draw:style-name="gr1" draw:text-style-name="P1" svg:width="0.5cm" svg:height="0.35cm" svg:x="0.53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87cm" table:end-y="0.35cm" draw:z-index="28" draw:name="Grafik 1" draw:style-name="gr1" draw:text-style-name="P1" svg:width="0.5cm" svg:height="0.35cm" svg:x="0.53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86cm" table:end-y="0.35cm" draw:z-index="29" draw:name="Grafik 1" draw:style-name="gr1" draw:text-style-name="P1" svg:width="0.5cm" svg:height="0.35cm" svg:x="0.53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85cm" table:end-y="0.35cm" draw:z-index="30" draw:name="Grafik 1" draw:style-name="gr1" draw:text-style-name="P1" svg:width="0.5cm" svg:height="0.35cm" svg:x="0.533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84cm" table:end-y="0.35cm" draw:z-index="31" draw:name="Grafik 1" draw:style-name="gr1" draw:text-style-name="P1" svg:width="0.5cm" svg:height="0.35cm" svg:x="0.53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2cm" table:end-y="0.35cm" draw:z-index="32" draw:name="Grafik 1" draw:style-name="gr1" draw:text-style-name="P1" svg:width="0.5cm" svg:height="0.35cm" svg:x="0.53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1cm" table:end-y="0.35cm" draw:z-index="33" draw:name="Grafik 1" draw:style-name="gr1" draw:text-style-name="P1" svg:width="0.5cm" svg:height="0.35cm" svg:x="0.52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cm" table:end-y="0.35cm" draw:z-index="34" draw:name="Grafik 1" draw:style-name="gr1" draw:text-style-name="P1" svg:width="0.5cm" svg:height="0.35cm" svg:x="0.52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79cm" table:end-y="0.35cm" draw:z-index="35" draw:name="Grafik 1" draw:style-name="gr1" draw:text-style-name="P1" svg:width="0.5cm" svg:height="0.35cm" svg:x="0.52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77cm" table:end-y="0.35cm" draw:z-index="36" draw:name="Grafik 1" draw:style-name="gr1" draw:text-style-name="P1" svg:width="0.5cm" svg:height="0.35cm" svg:x="0.52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76cm" table:end-y="0.35cm" draw:z-index="37" draw:name="Grafik 1" draw:style-name="gr1" draw:text-style-name="P1" svg:width="0.5cm" svg:height="0.35cm" svg:x="0.52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75cm" table:end-y="0.35cm" draw:z-index="38" draw:name="Grafik 1" draw:style-name="gr1" draw:text-style-name="P1" svg:width="0.5cm" svg:height="0.35cm" svg:x="0.523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73cm" table:end-y="0.35cm" draw:z-index="39" draw:name="Grafik 1" draw:style-name="gr1" draw:text-style-name="P1" svg:width="0.5cm" svg:height="0.35cm" svg:x="0.52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72cm" table:end-y="0.35cm" draw:z-index="40" draw:name="Grafik 1" draw:style-name="gr1" draw:text-style-name="P1" svg:width="0.5cm" svg:height="0.35cm" svg:x="0.5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71cm" table:end-y="0.35cm" draw:z-index="41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71cm" table:end-y="0.35cm" draw:z-index="42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69cm" table:end-y="0.35cm" draw:z-index="43" draw:name="Grafik 1" draw:style-name="gr1" draw:text-style-name="P1" svg:width="0.5cm" svg:height="0.35cm" svg:x="0.51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68cm" table:end-y="0.35cm" draw:z-index="44" draw:name="Grafik 1" draw:style-name="gr1" draw:text-style-name="P1" svg:width="0.5cm" svg:height="0.35cm" svg:x="0.51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67cm" table:end-y="0.35cm" draw:z-index="45" draw:name="Grafik 1" draw:style-name="gr1" draw:text-style-name="P1" svg:width="0.5cm" svg:height="0.35cm" svg:x="0.515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65cm" table:end-y="0.35cm" draw:z-index="46" draw:name="Grafik 1" draw:style-name="gr1" draw:text-style-name="P1" svg:width="0.5cm" svg:height="0.35cm" svg:x="0.51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64cm" table:end-y="0.35cm" draw:z-index="47" draw:name="Grafik 1" draw:style-name="gr1" draw:text-style-name="P1" svg:width="0.5cm" svg:height="0.35cm" svg:x="0.51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1cm" table:end-y="0.35cm" draw:z-index="0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/>
          <table:table-cell>
            <draw:frame table:end-cell-address="Tabelle1.D3" table:end-x="0.497cm" table:end-y="0.351cm" draw:z-index="20" draw:name="Grafik 1" draw:style-name="gr1" draw:text-style-name="P1" svg:width="0.5cm" svg:height="0.35cm" svg:x="0.545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27"/>
          <table:table-cell>
            <draw:frame table:end-cell-address="Tabelle1.AF3" table:end-x="0.471cm" table:end-y="0.501cm" draw:z-index="1" draw:name="Grafik 2" draw:style-name="gr1" draw:text-style-name="P1" svg:width="0.5cm" svg:height="0.5cm" svg:x="0.51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C4" table:end-x="0.498cm" table:end-y="0.351cm" draw:z-index="19" draw:name="Grafik 1" draw:style-name="gr1" draw:text-style-name="P1" svg:width="0.5cm" svg:height="0.35cm" svg:x="0.546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4" table:end-x="0.494cm" table:end-y="0.351cm" draw:z-index="22" draw:name="Grafik 1" draw:style-name="gr1" draw:text-style-name="P1" svg:width="0.5cm" svg:height="0.35cm" svg:x="0.542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25"/>
          <table:table-cell>
            <draw:frame table:end-cell-address="Tabelle1.AF4" table:end-x="0.471cm" table:end-y="0.301cm" draw:z-index="2" draw:name="Grafik 3" draw:style-name="gr1" draw:text-style-name="P1" svg:width="0.5cm" svg:height="0.3cm" svg:x="0.51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table:number-columns-repeated="29"/>
          <table:table-cell>
            <draw:frame table:end-cell-address="Tabelle1.AF5" table:end-x="0.471cm" table:end-y="0.5cm" draw:z-index="3" draw:name="Grafik 4" draw:style-name="gr1" draw:text-style-name="P1" svg:width="0.5cm" svg:height="0.5cm" svg:x="0.51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35cm" draw:z-index="18" draw:name="Grafik 1" draw:style-name="gr1" draw:text-style-name="P1" svg:width="0.5cm" svg:height="0.35cm" svg:x="-0.00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6" table:end-x="0.495cm" table:end-y="0.35cm" draw:z-index="21" draw:name="Grafik 1" draw:style-name="gr1" draw:text-style-name="P1" svg:width="0.5cm" svg:height="0.35cm" svg:x="0.54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26"/>
          <table:table-cell>
            <draw:frame table:end-cell-address="Tabelle1.AF6" table:end-x="0.42cm" table:end-y="0.5cm" draw:z-index="4" draw:name="Grafik 5" draw:style-name="gr1" draw:text-style-name="P1" svg:width="0.45cm" svg:height="0.5cm" svg:x="0.51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table:number-columns-repeated="29"/>
          <table:table-cell>
            <draw:frame table:end-cell-address="Tabelle1.AF7" table:end-x="0.321cm" table:end-y="0.501cm" draw:z-index="5" draw:name="Grafik 6" draw:style-name="gr1" draw:text-style-name="P1" svg:width="0.35cm" svg:height="0.5cm" svg:x="0.51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number-columns-repeated="29"/>
          <table:table-cell>
            <draw:frame table:end-cell-address="Tabelle1.AF8" table:end-x="0.421cm" table:end-y="0.501cm" draw:z-index="6" draw:name="Grafik 7" draw:style-name="gr1" draw:text-style-name="P1" svg:width="0.45cm" svg:height="0.5cm" svg:x="0.519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table:number-columns-repeated="29"/>
          <table:table-cell>
            <draw:frame table:end-cell-address="Tabelle1.AF9" table:end-x="0.421cm" table:end-y="0.5cm" draw:z-index="7" draw:name="Grafik 8" draw:style-name="gr1" draw:text-style-name="P1" svg:width="0.45cm" svg:height="0.5cm" svg:x="0.51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table:number-columns-repeated="29"/>
          <table:table-cell>
            <draw:frame table:end-cell-address="Tabelle1.AF10" table:end-x="0.371cm" table:end-y="0.5cm" draw:z-index="8" draw:name="Grafik 9" draw:style-name="gr1" draw:text-style-name="P1" svg:width="0.4cm" svg:height="0.5cm" svg:x="0.51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table:number-columns-repeated="29"/>
          <table:table-cell>
            <draw:frame table:end-cell-address="Tabelle1.AF11" table:end-x="0.471cm" table:end-y="0.501cm" draw:z-index="9" draw:name="Grafik 10" draw:style-name="gr1" draw:text-style-name="P1" svg:width="0.5cm" svg:height="0.5cm" svg:x="0.519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table:number-columns-repeated="29"/>
          <table:table-cell>
            <draw:frame table:end-cell-address="Tabelle1.AF12" table:end-x="0.471cm" table:end-y="0.5cm" draw:z-index="10" draw:name="Grafik 11" draw:style-name="gr1" draw:text-style-name="P1" svg:width="0.5cm" svg:height="0.5cm" svg:x="0.51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table:number-columns-repeated="29"/>
          <table:table-cell>
            <draw:frame table:end-cell-address="Tabelle1.AF13" table:end-x="0.471cm" table:end-y="0.5cm" draw:z-index="11" draw:name="Grafik 12" draw:style-name="gr1" draw:text-style-name="P1" svg:width="0.5cm" svg:height="0.5cm" svg:x="0.519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table:number-columns-repeated="29"/>
          <table:table-cell>
            <draw:frame table:end-cell-address="Tabelle1.AF14" table:end-x="0.471cm" table:end-y="0.501cm" draw:z-index="12" draw:name="Grafik 13" draw:style-name="gr1" draw:text-style-name="P1" svg:width="0.5cm" svg:height="0.5cm" svg:x="0.51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table:number-columns-repeated="29"/>
          <table:table-cell>
            <draw:frame table:end-cell-address="Tabelle1.AF15" table:end-x="0.47cm" table:end-y="0.501cm" draw:z-index="13" draw:name="Grafik 14" draw:style-name="gr1" draw:text-style-name="P1" svg:width="0.5cm" svg:height="0.5cm" svg:x="0.51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number-columns-repeated="29"/>
          <table:table-cell>
            <draw:frame table:end-cell-address="Tabelle1.AF16" table:end-x="0.42cm" table:end-y="0.5cm" draw:z-index="14" draw:name="Grafik 15" draw:style-name="gr1" draw:text-style-name="P1" svg:width="0.45cm" svg:height="0.5cm" svg:x="0.518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 table:number-columns-repeated="29"/>
          <table:table-cell>
            <draw:frame table:end-cell-address="Tabelle1.AF17" table:end-x="0.471cm" table:end-y="0.5cm" draw:z-index="15" draw:name="Grafik 16" draw:style-name="gr1" draw:text-style-name="P1" svg:width="0.5cm" svg:height="0.5cm" svg:x="0.519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 table:number-columns-repeated="29"/>
          <table:table-cell>
            <draw:frame table:end-cell-address="Tabelle1.AF18" table:end-x="0.471cm" table:end-y="0.501cm" draw:z-index="16" draw:name="Grafik 17" draw:style-name="gr1" draw:text-style-name="P1" svg:width="0.5cm" svg:height="0.5cm" svg:x="0.51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table:number-columns-repeated="29"/>
          <table:table-cell>
            <draw:frame table:end-cell-address="Tabelle1.AF19" table:end-x="0.371cm" table:end-y="0.501cm" draw:z-index="17" draw:name="Grafik 18" draw:style-name="gr1" draw:text-style-name="P1" svg:width="0.4cm" svg:height="0.5cm" svg:x="0.51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.04.2018</text:date>, <text:time>18:0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18T17:10:31.56</meta:creation-date>
    <dc:date>2018-04-18T18:01:20.55</dc:date>
    <dc:creator>Felix Kahlert</dc:creator>
    <meta:editing-duration>PT11M37S</meta:editing-duration>
    <meta:editing-cycles>2</meta:editing-cycles>
    <meta:generator>OpenOffice/4.1.4$Win32 OpenOffice.org_project/414m5$Build-9788</meta:generator>
    <meta:document-statistic meta:table-count="3" meta:cell-count="54" meta:object-count="48"/>
  </office:meta>
</office:document-meta>
</file>